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2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3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1" style:family="graphic" style:parent-style-name="standard">
      <style:graphic-properties svg:stroke-width="0.45cm" svg:stroke-color="#ffffff" draw:marker-start-width="0.875cm" draw:marker-end-width="0.875cm" draw:textarea-horizontal-align="center" draw:textarea-vertical-align="middle" fo:padding-top="0.35cm" fo:padding-bottom="0.35cm" fo:padding-left="0.475cm" fo:padding-right="0.4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2.195cm" svg:height="4.9cm" svg:x="3.895cm" svg:y="13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2.195cm" svg:height="5.1cm" svg:x="3.895cm" svg:y="7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2.195cm" svg:height="4.6cm" svg:x="3.896cm" svg:y="2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id="id1" draw:layer="layout" svg:width="4.825cm" svg:height="3.3cm" svg:x="11.955cm" svg:y="3.3cm">
            <text:p text:style-name="P1"><text:span text:style-name="T1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id="id2" draw:layer="layout" svg:width="4.825cm" svg:height="3.3cm" svg:x="11.955cm" svg:y="8.925cm">
            <text:p text:style-name="P1"><text:span text:style-name="T1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id="id3" draw:layer="layout" svg:width="4.825cm" svg:height="3.3cm" svg:x="5.2cm" svg:y="8.925cm">
            <text:p text:style-name="P1"><text:span text:style-name="T1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id="id4" draw:layer="layout" svg:width="4.825cm" svg:height="3.3cm" svg:x="11.955cm" svg:y="14.4cm">
            <text:p text:style-name="P1"><text:span text:style-name="T1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id="id7" draw:layer="layout" svg:width="4.825cm" svg:height="3.3cm" svg:x="19.675cm" svg:y="3.3cm">
            <text:p text:style-name="P1"><text:span text:style-name="T1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id="id5" draw:layer="layout" svg:width="4.825cm" svg:height="3.3cm" svg:x="19.675cm" svg:y="8.925cm">
            <text:p text:style-name="P1"><text:span text:style-name="T1">submit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id="id6" draw:layer="layout" svg:width="4.825cm" svg:height="3.3cm" svg:x="19.675cm" svg:y="14.4cm">
            <text:p text:style-name="P1"><text:span text:style-name="T1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curve" svg:x1="14.367cm" svg:y1="6.6cm" svg:x2="14.366cm" svg:y2="8.925cm" draw:start-shape="id1" draw:end-shape="id2" draw:end-glue-point="4" svg:d="m14367 6600c0 1744-1 582-1 2325">
            <text:p/>
          </draw:connector>
          <draw:connector draw:style-name="gr9" draw:text-style-name="P1" draw:layer="layout" draw:type="curve" svg:x1="11.955cm" svg:y1="10.574cm" svg:x2="10.025cm" svg:y2="10.575cm" draw:start-shape="id2" draw:start-glue-point="6" draw:end-shape="id3" svg:d="m11955 10574c-1449 0-484 1-1930 1">
            <text:p/>
          </draw:connector>
          <draw:connector draw:style-name="gr10" draw:text-style-name="P1" draw:layer="layout" draw:type="curve" svg:x1="14.366cm" svg:y1="12.225cm" svg:x2="14.366cm" svg:y2="14.4cm" draw:start-shape="id2" draw:start-glue-point="8" draw:end-shape="id4" draw:end-glue-point="4" svg:d="m14366 12225v2175">
            <text:p/>
          </draw:connector>
          <draw:connector draw:style-name="gr10" draw:text-style-name="P1" draw:layer="layout" draw:type="curve" svg:x1="22.086cm" svg:y1="12.225cm" svg:x2="22.086cm" svg:y2="14.4cm" draw:start-shape="id5" draw:start-glue-point="8" draw:end-shape="id6" draw:end-glue-point="4" svg:d="m22086 12225v2175">
            <text:p/>
          </draw:connector>
          <draw:connector draw:style-name="gr9" draw:text-style-name="P1" draw:layer="layout" draw:type="curve" svg:x1="7.611cm" svg:y1="8.925cm" svg:x2="11.955cm" svg:y2="4.949cm" draw:start-shape="id3" draw:start-glue-point="4" draw:end-shape="id1" draw:end-glue-point="6" svg:d="m7611 8925c0-2651 1448-3976 4344-3976">
            <text:p/>
          </draw:connector>
          <draw:connector draw:style-name="gr10" draw:text-style-name="P1" draw:layer="layout" draw:type="curve" svg:x1="22.086cm" svg:y1="6.6cm" svg:x2="22.086cm" svg:y2="8.925cm" draw:start-shape="id7" draw:start-glue-point="8" draw:end-shape="id5" draw:end-glue-point="4" svg:d="m22086 6600v2325">
            <text:p/>
          </draw:connector>
        </draw:g>
        <draw:line draw:style-name="gr11" draw:text-style-name="P1" draw:layer="layout" svg:x1="18.37cm" svg:y1="2.5cm" svg:x2="18.37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01:40:22</meta:creation-date>
    <dc:date>2009-10-22T02:46:31</dc:date>
    <meta:editing-duration>PT00H49M25S</meta:editing-duration>
    <meta:editing-cycles>4</meta:editing-cycles>
    <meta:generator>OpenOffice.org/3.0$Linux OpenOffice.org_project/300m15$Build-9379</meta:generator>
    <meta:document-statistic meta:object-count="18"/>
    <meta:user-defined meta:name="Informações 1"/>
    <meta:user-defined meta:name="Informações 2"/>
    <meta:user-defined meta:name="Informações 3"/>
    <meta:user-defined meta:name="Informações 4"/>
  </office:meta>
</office:document-meta>
</file>